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dotted #000000" fo:border-right="none" fo:border-top="0.06pt dotted #000000"/>
      <style:text-properties fo:color="#000000"/>
    </style:style>
    <style:style style:name="ce5" style:family="table-cell" style:parent-style-name="Default">
      <style:table-cell-properties fo:border-bottom="none" fo:border-left="0.06pt dotted #000000" fo:border-right="none" fo:border-top="none"/>
      <style:text-properties fo:color="#000000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/>
    </style:style>
    <style:style style:name="ce7" style:family="table-cell" style:parent-style-name="Default">
      <style:table-cell-properties fo:border-bottom="none" fo:border-left="none" fo:border-right="none" fo:border-top="0.06pt dotted #000000"/>
      <style:text-properties fo:color="#000000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9" style:family="table-cell" style:parent-style-name="Default">
      <style:table-cell-properties fo:border-bottom="none" fo:border-left="none" fo:border-right="0.06pt dotted #000000" fo:border-top="0.06pt dotted #000000"/>
      <style:text-properties fo:color="#000000"/>
    </style:style>
    <style:style style:name="ce10" style:family="table-cell" style:parent-style-name="Default">
      <style:table-cell-properties fo:border-bottom="none" fo:border-left="none" fo:border-right="0.06pt dotted #000000" fo:border-top="none"/>
      <style:text-properties fo:color="#000000"/>
    </style:style>
    <style:style style:name="ce11" style:family="table-cell" style:parent-style-name="Default">
      <style:text-properties fo:color="#000000" style:font-name="Liberation Sans" style:font-name-asian="Droid Sans Fallback" style:font-name-complex="FreeSans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0000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ema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2" table:number-rows-spanned="2">
            <text:p>Tactical Duplex/Simplex Radio Repeater System – Dec 27, 2015</text:p>
          </table:table-cell>
          <table:covered-table-cell table:number-columns-repeated="11"/>
          <table:table-cell table:number-columns-repeated="1010"/>
        </table:table-row>
        <table:table-row table:style-name="ro1">
          <table:table-cell table:number-columns-repeated="2"/>
          <table:covered-table-cell table:number-columns-repeated="1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P socket (2.5mm male)</text:p>
          </table:table-cell>
          <table:table-cell table:number-columns-repeated="3"/>
          <table:table-cell office:value-type="string" calcext:value-type="string">
            <text:p>MIC socket (3.5mm male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2">
            <text:p>Repeater 1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2">
            <text:p>Repeater 2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7" table:number-columns-repeated="2"/>
          <table:covered-table-cell table:number-columns-repeated="2"/>
          <table:table-cell table:style-name="ce8" table:number-columns-repeated="2"/>
          <table:covered-table-cell table:number-columns-repeated="2"/>
          <table:table-cell table:style-name="ce7" table:number-columns-repeated="2"/>
          <table:table-cell table:style-name="ce9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rx</text:p>
          </table:table-cell>
          <table:table-cell table:formula="of:=[.C19]" office:value-type="float" office:value="447.04625" calcext:value-type="float">
            <text:p>447.04625</text:p>
          </table:table-cell>
          <table:table-cell table:number-columns-repeated="2"/>
          <table:table-cell office:value-type="string" calcext:value-type="string">
            <text:p>tx</text:p>
          </table:table-cell>
          <table:table-cell table:formula="of:=[.C17]" office:value-type="float" office:value="446.44625" calcext:value-type="float">
            <text:p>446.44625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offset</text:p>
          </table:table-cell>
          <table:table-cell table:formula="of:=-([.C18])" office:value-type="float" office:value="-0.6" calcext:value-type="float">
            <text:p>-0.6</text:p>
          </table:table-cell>
          <table:table-cell table:number-columns-repeated="6"/>
          <table:table-cell table:style-name="ce10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"/>
          <table:table-cell table:style-name="ce10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ranceptor 1</text:p>
          </table:table-cell>
          <table:covered-table-cell/>
          <table:table-cell table:number-columns-repeated="10"/>
          <table:table-cell table:style-name="ce2" office:value-type="string" calcext:value-type="string" table:number-columns-spanned="2" table:number-rows-spanned="2">
            <text:p>Tranceptor 2</text:p>
          </table:table-cell>
          <table:covered-table-cell/>
          <table:table-cell table:number-columns-repeated="1009"/>
        </table:table-row>
        <table:table-row table:style-name="ro1">
          <table:table-cell/>
          <table:covered-table-cell table:number-columns-repeated="2"/>
          <table:table-cell table:number-columns-repeated="10"/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446.44625" calcext:value-type="float">
            <text:p>446.44625</text:p>
          </table:table-cell>
          <table:table-cell table:number-columns-repeated="10"/>
          <table:table-cell office:value-type="string" calcext:value-type="string">
            <text:p>rx</text:p>
          </table:table-cell>
          <table:table-cell table:style-name="ce11" table:formula="of:=[.C17]" office:value-type="float" office:value="446.44625" calcext:value-type="float">
            <text:p>446.446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style-name="ce6" office:value-type="string" calcext:value-type="string">
            <text:p>0.6</text:p>
          </table:table-cell>
          <table:table-cell table:number-columns-repeated="10"/>
          <table:table-cell office:value-type="string" calcext:value-type="string">
            <text:p>offset</text:p>
          </table:table-cell>
          <table:table-cell table:style-name="ce12" table:formula="of:=[.C18]" office:value-type="string" office:string-value="0.6" calcext:value-type="string">
            <text:p>0.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table:formula="of:=[.C17]+[.C18]" office:value-type="float" office:value="447.04625" calcext:value-type="float">
            <text:p>447.04625</text:p>
          </table:table-cell>
          <table:table-cell table:number-columns-repeated="10"/>
          <table:table-cell office:value-type="string" calcext:value-type="string">
            <text:p>tx</text:p>
          </table:table-cell>
          <table:table-cell table:formula="of:=[.C19]" office:value-type="float" office:value="447.04625" calcext:value-type="float">
            <text:p>447.04625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Item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Price</text:p>
          </table:table-cell>
          <table:table-cell table:style-name="ce13"/>
          <table:table-cell table:style-name="ce13"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Tranceptor 1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aofeng UV-5R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string" calcext:value-type="string">
            <text:p><text:a xlink:href="http://www.amazon.fr/UV-5R-Emetteur-recepteur-extensible-fonctionnalités-developpées/dp/B00CZ0X8E8/ref=sr_1_1?ie=UTF8&amp;qid=1451235052&amp;sr=8-1&amp;keywords=baofeng" xlink:type="simple">http://www.amazon.fr/UV-5R-Emetteur-recepteur-extensible-fonctionnalit%C3%A9s-developp%C3%A9es/dp/B00CZ0X8E8/ref=sr_1_1?ie=UTF8&amp;qid=1451235052&amp;sr=8-1&amp;keywords=baofeng</text:a></text:p>
          </table:table-cell>
        </table:table-row>
        <table:table-row table:style-name="ro1">
          <table:table-cell/>
          <table:table-cell office:value-type="string" calcext:value-type="string">
            <text:p>Tranceptor 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Nagoya NA-771</text:p>
          </table:table-cell>
          <table:table-cell office:value-type="float" office:value="10.39" calcext:value-type="float">
            <text:p>10.39</text:p>
          </table:table-cell>
          <table:table-cell/>
          <table:table-cell office:value-type="string" calcext:value-type="string">
            <text:p><text:a xlink:href="http://www.amazon.fr/gp/product/B00JUQIE26?psc=1&amp;redirect=true&amp;ref_=oh_aui_detailpage_o00_s01" xlink:type="simple">http://www.amazon.fr/gp/product/B00JUQIE26?psc=1&amp;redirect=true&amp;ref_=oh_aui_detailpage_o00_s01</text:a></text:p>
          </table:table-cell>
        </table:table-row>
        <table:table-row table:style-name="ro1">
          <table:table-cell/>
          <table:table-cell office:value-type="string" calcext:value-type="string">
            <text:p>Tranceptor 2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aofeng UV-5R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string" calcext:value-type="string">
            <text:p><text:a xlink:href="http://www.amazon.fr/UV-5R-Emetteur-recepteur-extensible-fonctionnalités-developpées/dp/B00CZ0X8E8/ref=sr_1_1?ie=UTF8&amp;qid=1451235052&amp;sr=8-1&amp;keywords=baofeng" xlink:type="simple">http://www.amazon.fr/UV-5R-Emetteur-recepteur-extensible-fonctionnalit%C3%A9s-developp%C3%A9es/dp/B00CZ0X8E8/ref=sr_1_1?ie=UTF8&amp;qid=1451235052&amp;sr=8-1&amp;keywords=baofeng</text:a></text:p>
          </table:table-cell>
        </table:table-row>
        <table:table-row table:style-name="ro1">
          <table:table-cell/>
          <table:table-cell office:value-type="string" calcext:value-type="string">
            <text:p>Tranceptor 2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Nagoya NA-771</text:p>
          </table:table-cell>
          <table:table-cell office:value-type="float" office:value="10.39" calcext:value-type="float">
            <text:p>10.39</text:p>
          </table:table-cell>
          <table:table-cell/>
          <table:table-cell office:value-type="string" calcext:value-type="string">
            <text:p><text:a xlink:href="http://www.amazon.fr/gp/product/B00JUQIE26?psc=1&amp;redirect=true&amp;ref_=oh_aui_detailpage_o00_s01" xlink:type="simple">http://www.amazon.fr/gp/product/B00JUQIE26?psc=1&amp;redirect=true&amp;ref_=oh_aui_detailpage_o00_s01</text:a></text:p>
          </table:table-cell>
        </table:table-row>
        <table:table-row table:style-name="ro1">
          <table:table-cell/>
          <table:table-cell office:value-type="string" calcext:value-type="string">
            <text:p>Repeater 1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aofeng UV-5R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string" calcext:value-type="string">
            <text:p><text:a xlink:href="http://www.amazon.fr/UV-5R-Emetteur-recepteur-extensible-fonctionnalités-developpées/dp/B00CZ0X8E8/ref=sr_1_1?ie=UTF8&amp;qid=1451235052&amp;sr=8-1&amp;keywords=baofeng" xlink:type="simple">http://www.amazon.fr/UV-5R-Emetteur-recepteur-extensible-fonctionnalit%C3%A9s-developp%C3%A9es/dp/B00CZ0X8E8/ref=sr_1_1?ie=UTF8&amp;qid=1451235052&amp;sr=8-1&amp;keywords=baofeng</text:a></text:p>
          </table:table-cell>
        </table:table-row>
        <table:table-row table:style-name="ro1">
          <table:table-cell/>
          <table:table-cell office:value-type="string" calcext:value-type="string">
            <text:p>Repeater 1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SMA femelle &gt; BNC femelle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string" calcext:value-type="string">
            <text:p><text:a xlink:href="http://www.amazon.fr/gp/product/B00CKKOJ1Y?psc=1&amp;redirect=true&amp;ref_=oh_aui_detailpage_o00_s00" xlink:type="simple">http://www.amazon.fr/gp/product/B00CKKOJ1Y?psc=1&amp;redirect=true&amp;ref_=oh_aui_detailpage_o00_s00</text:a></text:p>
          </table:table-cell>
        </table:table-row>
        <table:table-row table:style-name="ro1">
          <table:table-cell/>
          <table:table-cell office:value-type="string" calcext:value-type="string">
            <text:p>Repeater 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vhbw telescopic 130cm BNC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string" calcext:value-type="string">
            <text:p><text:a xlink:href="http://www.amazon.fr/gp/product/B00XCEGOCO?psc=1&amp;redirect=true&amp;ref_=oh_aui_detailpage_o01_s00" xlink:type="simple">http://www.amazon.fr/gp/product/B00XCEGOCO?psc=1&amp;redirect=true&amp;ref_=oh_aui_detailpage_o01_s00</text:a></text:p>
          </table:table-cell>
        </table:table-row>
        <table:table-row table:style-name="ro1">
          <table:table-cell/>
          <table:table-cell office:value-type="string" calcext:value-type="string">
            <text:p>Repeater 2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aofeng UV-5R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string" calcext:value-type="string">
            <text:p><text:a xlink:href="http://www.amazon.fr/UV-5R-Emetteur-recepteur-extensible-fonctionnalités-developpées/dp/B00CZ0X8E8/ref=sr_1_1?ie=UTF8&amp;qid=1451235052&amp;sr=8-1&amp;keywords=baofeng" xlink:type="simple">http://www.amazon.fr/UV-5R-Emetteur-recepteur-extensible-fonctionnalit%C3%A9s-developp%C3%A9es/dp/B00CZ0X8E8/ref=sr_1_1?ie=UTF8&amp;qid=1451235052&amp;sr=8-1&amp;keywords=baofeng</text:a></text:p>
          </table:table-cell>
        </table:table-row>
        <table:table-row table:style-name="ro1">
          <table:table-cell/>
          <table:table-cell office:value-type="string" calcext:value-type="string">
            <text:p>Repeater 2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SMA femelle &gt; BNC femelle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string" calcext:value-type="string">
            <text:p><text:a xlink:href="http://www.amazon.fr/gp/product/B00CKKOJ1Y?psc=1&amp;redirect=true&amp;ref_=oh_aui_detailpage_o00_s00" xlink:type="simple">http://www.amazon.fr/gp/product/B00CKKOJ1Y?psc=1&amp;redirect=true&amp;ref_=oh_aui_detailpage_o00_s00</text:a></text:p>
          </table:table-cell>
        </table:table-row>
        <table:table-row table:style-name="ro1">
          <table:table-cell/>
          <table:table-cell office:value-type="string" calcext:value-type="string">
            <text:p>Repeater 2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vhbw telescopic 130cm BNC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string" calcext:value-type="string">
            <text:p><text:a xlink:href="http://www.amazon.fr/gp/product/B00XCEGOCO?psc=1&amp;redirect=true&amp;ref_=oh_aui_detailpage_o01_s00" xlink:type="simple">http://www.amazon.fr/gp/product/B00XCEGOCO?psc=1&amp;redirect=true&amp;ref_=oh_aui_detailpage_o01_s00</text:a></text:p>
          </table:table-cell>
        </table:table-row>
        <table:table-row table:style-name="ro1">
          <table:table-cell/>
          <table:table-cell office:value-type="string" calcext:value-type="string">
            <text:p>Repeaters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3.5mm to 2.5 mm male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<text:a xlink:href="http://www.amazon.fr/Stéréo-Jack-Fiche-Audio-câble/dp/B003OSX6P6/ref=sr_1_2?ie=UTF8&amp;qid=1451235550&amp;sr=8-2&amp;keywords=cable+audio+3.5mm+to+2.5mm" xlink:type="simple">http://www.amazon.fr/St%C3%A9r%C3%A9o-Jack-Fiche-Audio-c%C3%A2ble/dp/B003OSX6P6/ref=sr_1_2?ie=UTF8&amp;qid=1451235550&amp;sr=8-2&amp;keywords=cable+audio+3.5mm+to+2.5mm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Price</text:p>
          </table:table-cell>
          <table:table-cell table:formula="of:=SUM([.E5:.E15])" office:value-type="float" office:value="224.47" calcext:value-type="float">
            <text:p>224.47</text:p>
          </table:table-cell>
          <table:table-cell office:value-type="string" calcext:value-type="string">
            <text:p>eur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8:19:25.805735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th </meta:initial-creator>
    <meta:creation-date>2015-12-27T15:28:59.012667077</meta:creation-date>
    <meta:generator>LibreOffice/4.2.8.2$Linux_X86_64 LibreOffice_project/420m0$Build-2</meta:generator>
    <dc:date>2015-12-27T18:35:35.469004766</dc:date>
    <dc:creator>dth </dc:creator>
    <meta:editing-duration>PT2H49M20S</meta:editing-duration>
    <meta:editing-cycles>17</meta:editing-cycles>
    <meta:document-statistic meta:table-count="2" meta:cell-count="88" meta:object-count="0"/>
  </office:meta>
</office:document-meta>
</file>